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0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fo:background-color="#ffffff"/>
    </style:style>
    <style:style style:name="ce104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1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8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9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fo:background-color="#ffffff"/>
      <style:text-properties fo:color="#000000"/>
    </style:style>
    <style:style style:name="ce127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32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134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135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6" style:family="table-cell" style:parent-style-name="Default">
      <style:table-cell-properties fo:background-color="#f3715a"/>
    </style:style>
    <style:style style:name="ce137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2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44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ef413d"/>
    </style:style>
    <style:style style:name="ce146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f2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52" style:family="table-cell" style:parent-style-name="Gnumeric-default">
      <style:table-cell-properties fo:background-color="#ffffff"/>
    </style:style>
    <style:style style:name="ce153" style:family="table-cell" style:parent-style-name="Default">
      <style:table-cell-properties fo:background-color="#72bf44"/>
    </style:style>
    <style:style style:name="ce15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5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5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60" style:family="table-cell" style:parent-style-name="Default">
      <style:text-properties fo:color="#000000"/>
    </style:style>
    <style:style style:name="ce161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Sans"/>
    </style:style>
    <style:style style:name="T14" style:family="text">
      <style:text-properties style:language-asian="zh" style:country-asian="CN" style:font-name-complex="Lohit Devanagari" style:font-relief="none" style:text-emphasize="none" style:font-size-complex="10pt" style:font-size-asian="10pt" style:language-complex="hi" style:country-complex="IN" fo:font-size="10pt" style:text-overline-style="none" style:text-overline-color="font-color" style:font-name-asian="Noto Sans CJK SC" style:text-line-through-type="none" style:text-outline="false" fo:text-shadow="none" style:text-line-through-mode="continuous" fo:language="en" fo:country="US" style:font-name="Sans" fo:color="#000000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 fo:color="#0000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9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20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21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2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5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7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03"/>
        <table:table-column table:style-name="co2" table:number-columns-repeated="1023" table:default-cell-style-name="ce103"/>
        <table:table-row table:style-name="ro1">
          <table:table-cell table:style-name="ce100" office:value-type="string" calcext:value-type="string">
            <text:p>Перемещение + Траектории + Точки + Превращение энергии в движение</text:p>
          </table:table-cell>
          <table:table-cell table:style-name="ce152" table:number-columns-repeated="255"/>
          <table:table-cell table:number-columns-repeated="768"/>
        </table:table-row>
        <table:table-row table:style-name="ro2">
          <table:table-cell table:style-name="ce102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52" table:number-columns-repeated="255"/>
          <table:table-cell table:number-columns-repeated="768"/>
        </table:table-row>
        <table:table-row table:style-name="ro2">
          <table:table-cell table:style-name="ce102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52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17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18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128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30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131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132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133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145" table:number-columns-repeated="21"/>
          <table:table-cell table:number-columns-repeated="1002"/>
        </table:table-row>
        <table:table-row table:style-name="ro1">
          <table:table-cell table:style-name="ce100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РАНЫ ВНЕ ОЧЕРЕДИ.</text:p>
          </table:table-cell>
          <table:table-cell table:style-name="ce153"/>
          <table:table-cell table:number-columns-repeated="1022"/>
        </table:table-row>
        <table:table-row table:style-name="ro1">
          <table:table-cell table:style-name="ce107" office:value-type="string" calcext:value-type="string">
            <text:p>СТУПОРЫ вне очереди.</text:p>
          </table:table-cell>
          <table:table-cell table:style-name="ce153"/>
          <table:table-cell table:number-columns-repeated="1022"/>
        </table:table-row>
        <table:table-row table:style-name="ro1">
          <table:table-cell table:style-name="ce107" office:value-type="string" calcext:value-type="string">
            <text:p>БОЛЬ вне очереди.</text:p>
          </table:table-cell>
          <table:table-cell table:style-name="ce153"/>
          <table:table-cell table:number-columns-repeated="1022"/>
        </table:table-row>
        <table:table-row table:style-name="ro1">
          <table:table-cell table:style-name="ce107" office:value-type="string" calcext:value-type="string">
            <text:p>ВСЁ ЧТО НАДО ЛЕЧИТЬ вне очереди.</text:p>
          </table:table-cell>
          <table:table-cell table:style-name="ce153"/>
          <table:table-cell table:number-columns-repeated="1022"/>
        </table:table-row>
        <table:table-row table:style-name="ro1">
          <table:table-cell table:style-name="ce134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Подозрения</text:p>
          </table:table-cell>
          <table:table-cell table:number-columns-repeated="1023"/>
        </table:table-row>
        <table:table-row table:style-name="ro1">
          <table:table-cell table:style-name="ce135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136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137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134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138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139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140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140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131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131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span text:style-name="T9">то что “подождёт” </text:span><text:span text:style-name="T10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131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131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142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142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143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143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143" office:value-type="string" calcext:value-type="string">
            <text:p><text:span text:style-name="T11">Проект: </text:span><text:span text:style-name="T12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144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145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146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47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47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148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47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блюдение за работой созданных мной проек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где надо крутить руч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законченные проекты</text:p>
          </table:table-cell>
          <table:table-cell table:number-columns-repeated="1023"/>
        </table:table-row>
        <table:table-row table:style-name="ro1">
          <table:table-cell table:style-name="ce149" office:value-type="string" calcext:value-type="string">
            <text:p>То, куда вишенки (тёлки ни во что не ставящие то что у них есть, и считающие, что то, что где-то в небе и им не по уровню, у них должно быть) стремя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, в которых хотят стереть твою историю пребывания в н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, где мне пытаются как-то заплатить (чтоб я ушел), но я вижу что если заплатят и уйду – они не будут махать мне ручкой “приходи снова” (оплату естественно не бери пока ресёрч не закончиш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мне не будут махать ручкой “приходи снова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может и ситуации где мне МАШУТ ручкой “приходи снова” (или даже готовы помахать) - может быть там я тоже нужен. Как минимум следить всё ли у них в поряд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рошие прое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я не привы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ход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3">Ситуации где думают (или НЕ дуамют) обо мне мол </text:span><text:span text:style-name="T14">возвращайся когда угодно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не что либо над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еня что либо не устраивает.</text:p>
          </table:table-cell>
          <table:table-cell table:number-columns-repeated="1023"/>
        </table:table-row>
        <table:table-row table:style-name="ro1">
          <table:table-cell table:style-name="ce150" office:value-type="string" calcext:value-type="string">
            <text:p>Проект: видео о том что ютюб не бесплатен. Что обьявления хайджекают процессинг пауе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рбиты на которых я хочу находиться (крутиться вокруг чего-то вечн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 где я б судовольствием провёл вечность если б мне не надо было искать энергию.</text:p>
          </table:table-cell>
          <table:table-cell table:number-columns-repeated="1023"/>
        </table:table-row>
        <table:table-row table:style-name="ro1">
          <table:table-cell table:style-name="ce151" office:value-type="string" calcext:value-type="string">
            <text:p>ВСЁ ЧТО СТАЛО ТВОИМ (даже временно) 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волны идей в головах людей и социума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подарки мне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найденное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украденное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то что стало моё потому что я не отдал это тому кому оно шло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найденное по энергиям как по гуглу (то что пришло ко мне в результате поиска этого по энергиям как по гуглу)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кем я был (может ты научишься из таких же людей бабки вытаскивать, менторя их переход оттуда на твой уровень)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(часть жизни): части меня (все мои части и все мои возможности)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все пункты (все свои текущие повторяющиеся проблемы) одним махом… т.е. жить итерациями. Релизами жизни.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Проект: вещи которые мне в чём-то помогут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span text:style-name="T5">Ресёрч: </text:span><text:span text:style-name="T15">Продюссер</text:span>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Закончить Проект: Моя жизнь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<text:span text:style-name="T1">Закончить Проект: </text:span>Потребности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<text:span text:style-name="T1">Закончить Проект: </text:span>Мои повторяющиеся проблемы 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<text:span text:style-name="T1">Закончить Проект: </text:span>Всемирные повторяющиеся проблемы тоже (типа глобал ворминга - но не уверен)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<text:span text:style-name="T1">Закончить Проект: </text:span>Мир (и его части)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<text:span text:style-name="T1">Закончить Проект: </text:span>Мои инструменты 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Пункт: хочу стоять посреди людной улицы и нихера не делать и знать что ничего херового не произойдёт (цель – чтоб ебанутые шизофренички меня касались чтоб вылечить свои психологические ран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ЗЛИШКИ В МИРЕ (избытки… этот пункт исходя из ресёрча диеты и понимания что я – фильтр социум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ункт: ковыряние в носу.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Всё что надо ТОЛКАТЬ. (типа куда-то двигаешь а у тебя сопротивлен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дачи где надо искать самый короткий пу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грады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Физика</text:p>
          </table:table-cell>
          <table:table-cell table:number-columns-repeated="102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table:table-column table:style-name="co2" table:number-columns-repeated="1024" table:default-cell-style-name="ce103"/>
        <table:table-row table:style-name="ro1">
          <table:table-cell table:style-name="ce131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table:table-column table:style-name="co2" table:number-columns-repeated="1024" table:default-cell-style-name="ce103"/>
        <table:table-row table:style-name="ro1">
          <table:table-cell table:style-name="ce121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жизнь ёп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организа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меня есть руки и ноги лишь для того чтоб я корректировал полё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попасть с места куда меня пнули в то место куда мне над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аксимизировать выгоду от полёт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т зачем мне руки, ноги и голов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т зачем я контролирую полё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не ныть что меня пнули не ту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жешь сразу <text:span text:style-name="T16">создать пункт “пинки меня куда либо”</text:span> и на этом закончи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ибо доделай. Мне похер. Ты увидел.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103"/>
        <table:table-column table:style-name="co2" table:number-columns-repeated="1023" table:default-cell-style-name="ce103"/>
        <table:table-row table:style-name="ro2">
          <table:table-cell table:style-name="ce154" office:value-type="string" calcext:value-type="string">
            <text:p>ЧТО я вижу по этому поводу в своей фаз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еремещение телепортацией. Там. Всегд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роме случаев когда я наслаждаюсь самим перемещением (полётом и т.п.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если мне ВАЖНО И ПОЛЕЗНО УВИДЕТЬ ПОЛЁТ ДЛЯ СВОЕЙ ЦЕЛИ (например если моя цель увидеть что-то с высоты птичьего полёта или полетать) это од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если моя цель – получить то что в конце – тогда я телепортируюс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только если полёт часть плана я летаю. Иначе я просто телепортируюсь туда куда мне надо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ез каких либо затрат времени или энерги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звучит как необходимость <text:span text:style-name="T16">пропускать перемещения через вопросник.</text:span>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 и есть. Тут всё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3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03"/>
        <table:table-column table:style-name="co2" table:number-columns-repeated="1023" table:default-cell-style-name="ce103"/>
        <table:table-row table:style-name="ro2">
          <table:table-cell table:style-name="ce154" office:value-type="string" calcext:value-type="string">
            <text:p>Что я колдую?</text:p>
          </table:table-cell>
          <table:table-cell table:style-name="ce124" table:number-columns-repeated="255"/>
          <table:table-cell table:number-columns-repeated="768"/>
        </table:table-row>
        <table:table-row table:style-name="ro2">
          <table:table-cell table:style-name="ce102" office:value-type="string" calcext:value-type="string">
            <text:p>Что затрагивает эту задачу?</text:p>
          </table:table-cell>
          <table:table-cell table:style-name="ce124" table:number-columns-repeated="255"/>
          <table:table-cell table:number-columns-repeated="768"/>
        </table:table-row>
        <table:table-row table:style-name="ro2">
          <table:table-cell table:style-name="ce102" office:value-type="string" calcext:value-type="string">
            <text:p>Моя гипотеза, почему этот вопрос важен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хуй его знае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кономию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ждый раз когда я вижу что иду куда-то не туда – у меня пустота внутри что пришёл туда куда мне не над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прав. Перемещение через вопросник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а ещё то ради чего перемещал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ут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блядь будь у тебя этот ресёрч с Олей с Хмельницка ты бы в жизни к ней не поехал. Иди. Ты видеть начал. Браво. Как же ты Проголодался. Иди. Работа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… ты молодец что начал это учить. Все вещи в кучу и продавай их нахуй. Омниа меа мекум порт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говори со мной об этом. Ты не веришь в инфраструктуры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верю что если тебе трудно уместить все инструменты на полку то проект тебе не по карман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 я <text:s/>хз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 Чувак. У меня всё. Не надо тебе 5 камер. Хватит и одной. Которая пашет 27 часов в сутк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олько с батареей надо что-то решить. Так что… это не фотоаппарат. А ЮСБ камера какая-то или х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гуглишь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удет 50 тысяч поищешь себе фотик. И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ныл что тебе трудно что у тебя в шкафу всё. Тем не менее ты видишь. Если на полке не умещается весь твой бизнес то он превращается в бред сивой кобылы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обрал свои проекты и уехал в Тернополь блин. И не надо платить за транспортировк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чувак даже танки перевозят на поездах. Всегда есть решение. Вопрос лишь в достаточном количестве колёс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лава аллаху. И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олесо это просто тул превращения в опору континуус линию. Континуус точка опоры в движении. Как-то так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наконец-то.и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вопрос в континуусе сводится к тому что инфинитесимли смолл степ фром нау из олсо авейлаб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у переварю наверно. хз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490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Что ты можешь сейчас сделать чтоб сделать себе хорошо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не знаю. Я иду по инерции. Я и есть колесо. Вечно пытаюсь подпереть следующий шаг к цели к которой меня пнул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нец-то. Блядь пиздец чувак ты такой умный я в аху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хочу взять кусок доски и сделать себе скейтборд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дохни брат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……………………………… я ………………………………………….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понял этот мир. Дойдя всего лишь до 4го вопроса этого вопросник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вечно подпираю свой следующий шаг чтоб не упасть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еперь когда ты сказал ресёрчить то куда меня толкнули у меня мир перевернул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вентилятор? Это ж тоже перемещатель. И Вольты. И перепад давления. Всё это формы превращения в движение потока энерги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энергия летит. А моё дело лишь зацепиться за неё (часть её использовать как парус) и всё. И ехать куда мне над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есть парус в виде механического мотор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есть парус в виде……….. хз. Электрогенератор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хуй его зна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транно всё э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есть химический парус (читай батарейка например литий ионная которую можно зарядить чтоб потом расходовать энергию в виде электричества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можно юзать её прямо из химии (читай химический электронагреватель как те знаешь пакеты которые ломаешь в руках и они греются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оторые альпинисты носят в кармане чтоб руки на горе себе греть где спички не работаю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. мда чувак. Столько потенциала лежало без дела. Иди походи. Это важный аспект жизн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хочу колесо. И у меня есть лобзик. Вырежу хоть щас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не верил в своё ПРАВО перемещаться. Оно вечно кем-то ограничивалос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запретами или обстоятельствам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итуации откуда не уйт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итуации которые не сдвинуть с мест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 итоге я научился двигатся в N-мерном пространств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это всё равно перемещени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просто использую в качестве колёс свои проект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пять таки. Чем больше колёс тем больший айсберг можно сдвинуть с мест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у помешаю помидоры. ПОМЕШАЮ. ПЕРЕМЕЩУ ТЕ КОТОРЫЕ ПРИГОРАЮТ НА ВЕРХ А ТЕ КОТОРЫЕ СЫРЫЕ ВИН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ЕРМЕЩЕНИЕ ИСПОЛЬЗУЕТСЯ КАК ЧАСТЬ БАЛАНСИРОВК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роунеровское движение это тоже перемещение… гарячего наверх, холодного вниз, смешивание атомов между собо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госпа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образование это перемещение в пространстве возможностей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. что? Обьясни э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есть пространство действий (фактов.. Н-мерное, то куда я чего двигаю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то………. Пространство двойственных ситуаций. Вещей которые одновременно и двигаются и не двигают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к немому обьясн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знаешь где двери. Потому ты учитываешь что будет ЕСЛИ ты туда уйдёшь, независимо от того пойдёшь ты туда или н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м. и что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 то что ты можешь взвесить пути которые тебе не нужны и отбросить их туда не двигаясь. Ты можешь увидеть бесконечное количество путей, но потратить энергию лишь на один. Самый лучши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звучит как вопрос оптимизаци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 и ес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 но……….. вопрос оптимизации блин. В чём проблема? Где… щас погоди. Это воображаемая плоскость какая-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. Ты поня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 но…… двери те же самые. Я просто учитываю что будет если туда ходи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.. иди отдохни. У меня пока нет других мысле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50" office:value-type="string" calcext:value-type="string">
            <text:p>хотел было сказать “нож режет только когда он перемещается” (мол а если не перемещается то это возможности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 office:value-type="string" calcext:value-type="string">
            <text:p>но ты мне сказал что есть ножи режущие под собственным весо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 office:value-type="string" calcext:value-type="string">
            <text:p>и я поменял это на “нож режет только когда к его режущей кромке прикладывается энергия, а режущая кромка прикладывается к тому, что надо разрезать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/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 office:value-type="string" calcext:value-type="string">
            <text:p>во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/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 office:value-type="string" calcext:value-type="string">
            <text:p>а когда нож лежит (даже какой бы он острый не был) – это лишь возможности. “что будет если его использовать с тем или с этим”,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 office:value-type="string" calcext:value-type="string">
            <text:p>в мире файнайт ресурсов стоит учитывать что будет если разрезать ту или иную вещь, чтоб разрезать только ту которая даст наибольший профит (наверно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 office:value-type="string" calcext:value-type="string">
            <text:p>но чем дальше тем больше я убеждаюсь что моя роль – резать на “файнайт кусочки” (которые сохраняют свои свойства и можно юзать без ножа)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0" office:value-type="string" calcext:value-type="string">
            <text:p>но пока хз как это описа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хуеть. Выдели всё это косым жирным и иди ещё приготов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… это… я хочу мясо. Хотел мясо. Туда. Брось туда мясо. Пожарь отдельно и доброс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3">
          <table:table-cell table:style-name="ce100" office:value-type="string" calcext:value-type="string">
            <text:p>so it’s not about moving, </text:p>
            <text:p>it’s about applying energy:</text:p>
            <text:p>To the cutting edge, pointing the cutting edges onto a thing I want to cut</text:p>
            <text:p>To the thing I want to cut so that it moves towards the cutting edge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наконец-то. Бегал 30 лет по недающим бабам блядь. Иди. Отдыхай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у меня ещё один вопрос остаётся здесь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 режущий нож лежит в плоскости “от А до Б”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вот например нож который лежит без дела… в какой плоскости лежит его кромка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было хотел подумать что мол “у него нету переменной потому вопрос бессмысленен”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нож ведь лежи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мимо него дует воздух и т.п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здух всё равно разрезает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дальше энергия. К кромке и к вещи которую надо реза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у. д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вот. т.е. допиши что мол апплаинг енерджи не каттинг еджу но ещё и к вещи так чтоб она шла навстречу кромк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дебри физики пошли. Ты их не знаешь. Точка опоры, вся фигн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именить энергию к каттинг еджу направленному на то что я хочу разрезать. Всё окей. Этого хвати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если оно уходит значит нож недостаточно остры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ритва разрежет что угодно. Только если это что угодно слишком твёрдое, бритва не пройдёт сквозь него а оттолкнё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т.е. всё что ты хочешь решить через вопросник. Тут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прос всё ещё актуален. Как описать ситуацию когда нож летает в вакууме и никакие атомы об него не развиваются и никакие ветры и силы ни на него ни на вещи которые он бы мог разрезать не воздействую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осунуть. Нож не разрезает атомы. Или молекулы. он.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разрезает. Протеины. Пополам. В точке контакта они рвут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.. О_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так есть. Они цикличны просто. Они ж распадаются на составляющие при варке. Денатурируют. Ты <text:s/>это учи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……………. пздец. Я ничего не знаю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ичего кроме ножей. Показать тебе на хлопский розум что такое нож который летает без дела в вакууме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пожалуйст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математика на него не действует. Вся она основывается на точках опоры. На том, ЧТО ты выбрал за единицу. За аксиом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за мысль “так короче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она от меня зависи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если в вакууме нет того кто ищет точку опоры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мне нет к чему применить аксиому “единица”. Нет точки опоры. Следовательно нет и смысла в вопросе “в какой плоскости лежит каттинг едж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очему. Смотри. Каттинг едж это функция. Которая делает что-то с чем-то. Так? Она вполне может быть…….. эм……… сама по себ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функция 1 равна функции 2 – это их пересечение. 0 это функция. Результат – это функци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f(x) = что-т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f здесь нож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Х – то что он реже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“что-то” - это то что получается на выходе от разрезани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. да. <text:s/>А энергия заставляет это f работа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ты умён. Отлич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теперь вопрос на миллион долларов. Откуда ты знаешь что это нож если это просто какая-то хрень в вакууме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чему ты вообще считаешь что это функция f а не функция g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 она для разрезания еды а не для разрезания… бетона например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. т.е. ты говоришь что я не знаю какой х подставля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. Я говорю что ты не знаешь сколько х-ов подставлять (х1, х2 и т.п.). так как это может вполне быть например летающий в вакууме конвеер по производству чипсо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 который надо засыпать картошку, соль, пластиковые пакеты, чернила для них, масло для жарки и т.п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не знаешь что на входе (какие х1, х2, …, хн)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е знаешь сколько переменных (количество н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не знаешь что на выходе (какое “что-то” - пускай это будет Z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ещё хуже – твоя функция даже не знает, функция она или нет (это вполне может быть кусок говна летающий в вакууме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 ну с переменными я поня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f(x_n) = Z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? но тебе не известно ничего об f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известен её домен (домен значений на входе и значений на выходе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ооооооооооооооооооооооооооооооооооооооооооооооооооооооооооооооооооооооооооооооооооооооооооооооооооооооооооооооооооооооооо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как называется функция у которой неизвестный домен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помню с линейной алгебры что пространство домена (domain space) может быть нулевым. Но оно ЕСТЬ. Понимаеш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здесь домена может вообще и не быть даж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ЛИЧНО. т.е. assume that domain of “before-after”’s exists for everything in the world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идишь. т.е. есть целый домен вещей которые нож может разрезать (помидоры, огурцы и т.п.)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есть целый домен вещей которые могут получиться на выходе (кубики, треугольники, всё что угодно. Фигурные узоры, зайчики блядь и т.п.)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только в математике превращение точки из домена входа в точку выхода энергий не требу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в мире требу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.. ну я видел это. Видел линейную алгебру. Я видел……………………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.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видел эти спейсы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теперь скажи мне. В каком домене лежит каттинг едж (функция)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т вопрос бессмысленен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на не лежит в домен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на связывает между собой домен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нец-то бляд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итягивает ниточку из точки в “выходах” и точки во “входах”…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………………………………...соединяет их в нечто континуус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2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лава богу блядь. Надоело тебе на это открывать глаза. Дошло наконец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еперь скажи что такое каттинг едж? Давай. Обьясни мне как глухонимом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клей между континуус пространствам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 погоди. По проще обьясню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Функция (и Cutting edge соответственно) это клей между двумя возможными концептам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лава тебе госпади блядь. Ну до тебя допёрло блядь. Спустя 30 л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в мире они склеиваются только если вложить энергию. А в математике они…….. континуус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 вот. Математика свяжет что угодно с чем угодно. Молодец. Математика это искусство связывать концепт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 принцип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любые с любым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цель математики – связать всё что между собой никто никогда не связыва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цель перемещений (а значит и всей физики) – связать вещи которые выгодно связывать (потому что там уже надо считать ущерб, траты и т.п.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помни майндмап эволюции. Математика это основа на которой нарисовано было (что-то…. Вроде. Я не могу сейчас её открыть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можешь. Просто ты не успеешь прочита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 тебе ещё один пример еджа к которому не прикладывается сил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вои ментальные карты которые умирают на твоих компах так и не увидев мир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едставь в вакууме летает майндмап. Что ты видишь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птимизированность понимания. х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. Это то кем ты был. Человеком который понимает всех и вся. Скажи мне как это применить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к на этом заработать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сделать круг. “понимание”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нец-то. Браво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 отличное кстати упражнение. <text:span text:style-name="T16">Представь что эта вещь летает в вакууме. Что ты видишь</text:span>. Добавь это в психоанали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. ладн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лично. И твой психоанализ охуенен. Открой его миру. Пускай пользуются. Сними виде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ним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 ты не понял. Запиши это как проект. “<text:span text:style-name="T16">мой психоанализ (вопросник, гештальтовый вопросник) – мож снять ютюб-видео-терапию,хз</text:span>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ты говоришь что ножи являются ножами потому что мы считаем их ножам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)))) будь проще. Ножи не являются ножами без доменов входов и выходов. Точек входов и выходо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леящий атом который летает по вселенной и вокруг которого ничего нет – не существу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н не считается клеющим атомом. Глюоном и т.п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госпади. Физика. Всё это давно уже выдумали и доказали. Иди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физика приоритет №1. высшая причё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функцию определяют её спейсы……….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чувак. Бывает null space. Но это всё равно space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ещё. Такой взгляд открывает глаза на то что список вещей которые можно резать – бесконечен и всегда неполон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это плоскость. На которой есть всё что угодно. Я х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сё что мягче нож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всё что не сломает f и не испорти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физика брат. 300 лет эволюции в этой сфере не должны обойти тебя стороно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 я только что понял что всееееееееее мои майндмапы которые я не использую являются вот такими ……….. ножами в вакууме… blind dick in space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нец-т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))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аже люис ск пригодился. А ты и подавно. И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ут всё. Это уже всё оффтопик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не обьяснил. Если прикладывание энергии к еджу движет какой-то концепт от А до Б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икто ничего не режит. Прогресс это связь. А это вход, Б это выход, а прогресс – это связывание континуус ниточек между А и Б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уперпозиция какая-то. Не находишь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мол помидор одновременно и целый и разрезанный, а клей между ними – нож. Бред какой-т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 да. чо. Квантовый вред. Вспомни кванты. Которые вот так как раз и связывают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ичего не напоминает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 эта их херня когда два кванта связываются между собой навсегда и навсегда шерят свои стейты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хз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 отдохни. Это ты копнул слишком глубоко для твоего уровня физик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ЕГОДНЯШНЕГО УРОВН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мен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функция это набор трансформаций бляд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тоже мне америку откры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чал вспоминать все “резцы” которые изучал (физику и т.п.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чал относиться к себе как к function compounding (типа я функция, но добавляя к себе фундаментальных знаний я комбинирую домены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помнил что одна из моих наук это компьютерная лингвистик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помнил как нам обьясняли фундаменталку сразу параллельно вместе с прикладной наукой и я теперь только понимаю насколько это было неправиль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таскивание на узконаправленую задачу и создавание иллюзии что фундаменталка может проявить себя только в этой наук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серьёзно хочу просто учить все науки через майндмапы блин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лишь бы бабок и времени хватил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хватит. Тебе всегда хватало. Только делай. У меня всё. Собери это видео. Один из твоих проектов это короче видос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идёшь верно. Так как я сказал. Потребности – проект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лишь только не застрянь блин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ука перемещение. Вот это я тебя загрузил всем что я знаю о нём. Лдано иди. Хочешь отдохни. Хочешь посмотри с других ракурсо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но важный момент эволюции. Оно единственная вечная вещь во вселенной которая не является математической по своей природ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мне надо физику учить. Бозоны и т.п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. Брат. Тебе надо пойти к своим бабам. И дать им заглотить тебе по помидор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 это тож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нец-то ты не ставишь выбор “или или”. И геологию тоже выучи бляд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ука когда я всё это буду делать я хз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 отдохн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 отдохнул уже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…………………………….. бра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б тебя щас поцеловал если б был гее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 за бред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 пожарь и поешь мясо а тогда поговоришь. Продолжишь со следующего вопрос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189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2" office:value-type="string" calcext:value-type="string">
            <text:p>Примеры сегодняшних коэффициентов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х3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 2014м был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х7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на 2020й год (долго не программировал)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+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нец-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троил из себя несчастного принца бляд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победнел душой из-за этог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 Хватит бояться бомже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 значит победнел душой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утратил фундаментальные знани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их верн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 15 лет жизни? 20 лет? Сколько ты вернёшь пока не стукнет маразм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не уверен что ты понимаешь СКОЛЬКО знаний и навыков ты потеря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.. я знаю что их не вернуть простым восстановлением майндмапов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ерно. И не вернуть вредом себе. Иди. Хватит сулить себе перспективы. Просто будь тем кого ты двигаеш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той стой я не понимаю этих фраз. Говори как с глухонимым. Всегд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самозащиту выуч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ут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. Вот так со мной и говори. На пальцах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496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маугли который осознал свою сил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 своей способности перемещать предметы и себ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маугли который понимает где он живёт и кем он стал благодаря перемещению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лагодаря пребыванию в местах и группах без которых ты бы не стал собой сегодняшни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пособность присоединиться к стае охуенных парней и девок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бежать вместе с ними так будто я один из них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ыдавать себя за них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плевать что они не сразу поймут что я – как этот как его… кукушонок подброшенный к ним в гнездо которое перемещается в пространстве-времен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пять импостер синдром?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был там. Делал всё что надо. Тянул проекты. В чём проблема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 том что я тянул их по инерции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движимый я был голодо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мне плевать было как на проекты так и на них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5" office:value-type="string" calcext:value-type="string">
            <text:p>я просто хотел быть среди психопатов умеющих вправлять мозг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чень достойный ответ. Тянет на ресёрч. Подтяни это. У меня всё. Это проект даж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Проект или пункт: хочу быть среди психопатов умеющих вправлять мозги (айзек, едюкейшн стаф и т.п.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тебе больше скаж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комбинация “опознание + менторинг” тянет на проект “коучинг” или “терапевт” - (определяю что с человеком не так и вправляю это как надо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ут всё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11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103"/>
        <table:table-row table:style-name="ro1">
          <table:table-cell table:style-name="ce154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56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table:number-columns-repeated="128"/>
          <table:table-cell table:number-columns-repeated="896"/>
        </table:table-row>
        <table:table-row table:style-name="ro1">
          <table:table-cell table:style-name="ce124" office:value-type="string" calcext:value-type="string">
            <text:p>та ну я много чего описал в статистическом ресёрче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как мне запрещали перемещаться или уходить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говорили куда идти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говорили вокруг чего ходить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говорили как ходить блядь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говорили за чем ходить (за какой целю) – при том что за свой счёт (себе в ущерб)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я не знаю чувак. Я всё это там написал и определил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и по мере роста понимания нахожу проекты которые надо рассмотреть. У меня всё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table:number-columns-repeated="128"/>
          <table:table-cell table:number-columns-repeated="896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table:number-columns-repeated="128"/>
          <table:table-cell table:number-columns-repeated="896"/>
        </table:table-row>
        <table:table-row table:style-name="ro1">
          <table:table-cell table:style-name="ce124" office:value-type="string" calcext:value-type="string">
            <text:p>бля вспомнил свой дворак………. Как я заточен под долговременную печать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вспомнил оптимизацию “лишних движений”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т.е.<text:span text:style-name="T16"> вещи которые много двигаются надо через вопросник пропускать.</text:span>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и <text:span text:style-name="T16">дворак </text:span>тоже. Хороший ведь навык.</text:p>
          </table:table-cell>
          <table:table-cell table:style-name="ce124" table:number-columns-repeated="127"/>
          <table:table-cell table:number-columns-repeated="896"/>
        </table:table-row>
        <table:table-row table:style-name="ro1" table:number-rows-repeated="110">
          <table:table-cell table:style-name="ce124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сю жизнь мне пытаются впарить что д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не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вигают меня чтоб самим не двигать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ситуации где хотят чтоб я подвинул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 теперь точно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основа всех твоих страхов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7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физику ты описа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наука которая не знает почему она така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просто учит как юзать то что есть под руками не думая о том какое у него к этому отношени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.. :) молодец. Иди. Физику выучишь и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 погоди. Это важная мысл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ситуации где мне надо учитывать чьё-то отношение к чему-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охуенно. Сука. Ты бог. Тут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1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 компонентами я разобрался (кроме физики но это потом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траектории. Точки. Всё это ты поня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перемещение… какими частями.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думаю что инфинитли смолл слоупам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к это по русски сказать-то блин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есконечно малыми наклонам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градиентам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браво. т.е. распределением того что мне нужно по градиент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если сразу рвануть то порвё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бля ты понимаешь физику лучше чем ейнштейн щас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2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 я не стремлюсь быть лучше или хуже. Я просто хочу доделать начатые проекты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 а что с градиентами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один из законов физики и правил инженери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н не касается только перемещени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хочешь отме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меч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распределение того что нужно по градиентным (continuous &amp; deferenciatable) слоупам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04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голод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вигатель внутри мен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Успокоюсь – умру (превращусь в камень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 может умри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хочешь сказать люди ошибка? Я думаю <text:span text:style-name="T16">люди создают то что камни не могут (татуировка чтоли хз).</text:span>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личный ответ. Значит живи на полную. Создавай на полную. Люби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меть это жирным и набей себе татуировку на руке бляд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подумаю над эти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лично. Иди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у меня этот слоган блин всю жизнь с головы на ноги переверну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е моменты когда я искал методы что-то иметь и нихера при этом не делать и т.п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 У меня всё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15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депозиты намекают на то что якобы это возмож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ля идиотов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они продают это как надёжнос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я то понимаю что они просто взяли часть движений на себ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то понимаю что движения всё равно есть хоть я их и не вижу (кредиты, коллекторы, менеджеры денег и т.п.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:) брав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 это реально брав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перестал хотеть прятаться за экспертами мол “вы всё порешайте а я буду думать что вас нет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аже “я буду думать что вас никогда и не было”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. эм…….. что при этом добавить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буду думать что вся эта ветка эволюции ниже меня. Потому что там есть в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статусы кво. Вот что надо тебе добавить. “стабильности”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хуйе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зыки выучи. Проще буде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05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Какой перманентный вред нанесённый мне оно решает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верно тот который я нанёс себе голодо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итуациями когда нихуя не приходит пока я не сделаю хоть что-т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миру посрать на тех кто не решает всемирные проблемы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решание всемирных проблем это априори перемещени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е перемещение = смерть потому что у тебя внутри 7 миллиардов моторов работают день и ночь и если они остановятся ты умрёш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им нужна энерги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не 7. я не знаю сколько. Надо <text:span text:style-name="T16">биологию </text:span>подучи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лично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3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х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йти там где бесплат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единственное что пришло на у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хуеть. Отлич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 больше ничего на ум не приходи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вай так. <text:span text:style-name="T16">Всё что не бесплатно (в плане не только денег но и нервов и прочих энергозатрат).</text:span>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.. я не знаю. Как то это слишком…. Аграрно чтол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по моему нор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 ещё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подумал об откусывании. Мол право переместить кусок который мне нужен. У меня его нет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.. почему нет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пиш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ситуации где мне нужен хотя бы кусок чего-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сё. Вот теперь точно всё чувак. Чувак ты офигеешь от результата. Я всерьёз задумался чтоб дать тебе миллиард долларо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 нужен мне миллиард. Мне нужны автоматизации решения пробле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личный ответ. Вот теперь триллион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задумал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я вообще достоен? Перед глазами сразу эп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единственная компания в мире заработавшая триллион. Или первая. х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пл. Амазон. Микрософт. Три компании которые заработали триллион. Больше нет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фигурирует ещё какой-то “алфабет”. Хз что эт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льфабет это дочка гугл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пл. Амазон. Микрософт. Гуг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 что у них общего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ни взяли перемещения на себ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сделали их рантайм бесплатны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купаешь хрень и она перемещает что тебе нужно хоть всю оставшуюся жизнь. Без каких либо поломок и других энергозатра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лати за электоэнергию и купи наш перемещатель. И всё. Всё остальное сделает он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но это не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ни разрулили причины по которым люди перемещаются. т.е. люди ездили ездили на всяких лимузинах и т.п. потому что нет логистик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эти компании взяли на себя автоматизацию перемещений нужных людям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. Наконец-то. Ты понял. Обьясни как глухонемом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говоришь им какое “от А до Б” тебе надо и они (узконаправлено) это решают бесплат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очнее типа бесплатно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одают ключи в этот мир бесплатност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мазон возьмёт комиссию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гугл покажет обьявлен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пл продаст айфон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микрософт продаст лицензию на их соф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т.е. софт. Соф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плюс понимание, что люди могут отдать, и понимание, как это превратить в энергию на которой мой софт может работать, и на которой я могу жи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наконец-т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ограммирование приносит триллионы. Я не знаю зачем тебе ….. значк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благодаря программированию получил возможность продавать значки (алгоритмы проанализировал нормально этими же подходами и всё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ерьёзно. Что. Книги будешь продавать? Как Амазон начинал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здец. Математика. Алгоритмы. Сказал что энергия “не в тех руках” если она используется без алгоритмо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охуеть. Ты понял ег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 но я вижу. Что я не дотягиваю уровнем до его истори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 не над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отяни до своег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.. хочу компы. Хочу много компов. Хочу карты. Хочу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 Отдохни 5 минут. Мы поняли тебя. Софт. Вещь ведь не в софте. А в том что он понимает что математика и её функции является ………. альтернативой перемещению….. не требующей энергии на перемещени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обще-то алгоритм требует ….. как бы это сказать блин. Запуск алгоритма имеет смысл только на комп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 алгоритм это как туррет. В смысле функция. Она как турр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короче этот туррет…. Как бы это сказать…. Берёт на себя.. сука я не могу обьяснить что я хочу сказа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математика и энергозатраты разделены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к по мне то чтоб всовывать в формулу значения переменных нужна энерг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сами формулы статичны и энергии не требую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помни как работают микросхемы. Захардваерил провода и потом только впускаешь сигналы на входе и читаешь сигналы на выход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хочешь сказать они взяли на себя перемещение “входов” от домена входов до формулы, и перемещение “выходов” от формулы к выходу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ты думал это всё так просто? Сделал круг и всё? Чувак. Если б ты доштуковал круг не замкнутостью на себя самого а наоборот на донесение инфы от потребителей (вводящих данные) и к потребителям (выводящим данные) то….. всё бы у тебя было. Управлял бы миром вместе с ним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щас попробую. Я не хочу управлять блин. Хз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пробуй. Тебе легче будет. Твои эти мысли что надо “замыкать” они как-то… болеют чтоли х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т.е. у тебя физическая система которая… что-то делает с какими-то входами и выходами… но делает это блядь как-то…… вдали от всех сука х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 вакуум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ырку протёр уже в заточке мира и всё равно дальше трёш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ерманентный демедж в виде потраченных зря лет не убрать. Но ты можешь сделать вывод и доштуковать круг по этому метод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попробую………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здец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воевал с собой 20 лет что они сами должны ко мне приходить. Что моё дело – быть крутой функцие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к видишь нет. ну. т.е. да. Ну т.е. ты увидел. Что так жить полезно. Полезно быть тем к кому приходят. Но лучше таки автоматизирова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равно как это конечно круто что ты можешь варить гречку, но лучше купить гречковарку которая варит её одинаково сама каждый ден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……… я не знаю. Я ……. я не знаю. Сука. <text:s/>Я расплакаться готов. Спасибо теб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отмечу что мы сделал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разместили в поисковом дамми пункты о том что есть ещё и какие-то “потребители” в мире, от которых надо автоматизировать логистику приёма этой вещи, и до которых надо автоматизировать логистику доставления их заказ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нец-то сука. Боже как я долго этого ждал. Окей. Иди. У меня всё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хватит говорить иди. Я пойду. Просто … а как на счёт майндмапов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ни никуда не делис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хочешь чтоб колдовство взяло на себя логистику? Почему не ты сам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не знаю…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опиши “как глухонемому”. Чтоб понятней было. Может это даже часть анализа круг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часть анализа шага круга – глухонемое приемуществ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.. ок……… странно всё э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390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всех ради кого я изменю траекторию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всех кто за меня зацепил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всех кого я считаю теми кого я должен тяну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всех кто имеет доступ к моим тулзам вне очере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всех кто продаёт мне инструменты перемещен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всех кто продаёт мне инструменты защиты от перемещен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.. у меня всё чувак. Всё это добавить в вопросник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ес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. Отлично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2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збыточна только та связь между входом и выходом. Потому что она вечн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мой круг связал их навсегда. В пространстве-времен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. Накоец-то ты это поня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перемещение это связывание А и Б в пространстве времени. А твой конвеер это пространственно-временной кле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допиши квантовую физику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8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Как это повторение делает меня лучше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х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я живу благодаря этом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я становлюсь лучше чем я был вчер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езависимо от того осознаю я это или н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постоянно двигал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осто я боялся показать это мир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мол если увидят те которых я колдую – отличн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 то не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меть. “особенно те кого я колдую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. хотя тут неважно от ког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всё равно запиши. 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0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хера себе. ок. С рождения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32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103"/>
        <table:table-row table:style-name="ro1">
          <table:table-cell table:style-name="ce154" office:value-type="string" calcext:value-type="string">
            <text:p>БЛАГОДАРНОС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* примеры благодарност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его (предмет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его существовани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сё что он(о) даё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сех кто мне что либо даёт когда оно у меня ес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сё что мне приходит когда оно у меня ес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сех ради кого оно создаётся поддерживается и защищает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сё ради чего оно создаётся поддерживается и защищает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* возможно ещё некоторые виды из вопросника самоанализ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лдованные – <text:span text:style-name="T16">люди, кторые решают всемирные проблемы благодаря тебе</text:span>, так что… допиши это. Тут всё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19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форму жизни бы увидел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конец-то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31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table:table-column table:style-name="co2" table:number-columns-repeated="1024" table:default-cell-style-name="ce103"/>
        <table:table-row table:style-name="ro1">
          <table:table-cell table:style-name="ce121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ы пишешь пишешь проекты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делать ты их когда будешь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тебя на серьёзную вещь типа перемещения уходит весь де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тебя уже там 266 проблем. т.е. даже если по одной-две в день то тебе хватит до нового го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мне бы серьёзно было проще если б ты просто зафиксировал “надо физику” а остальное выучил сам прежде чем начать лопатить всё это с точки зрения психологи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огда я бы не увидел что замкнутость круга это проблем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видел бы. Это физика. Ид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…………………………………………………. экономика. Логистика. Сук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еремещени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так я физика. Что. Основа физики это перемеще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орая основа – превращение вещи в разные состояния без изменения её свойст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ольше там ничего нет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помни сколько всего порешалось когда ты секс решил. Или что там у тебя было. Лёгкос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во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. Заканчивай. И иди к мусе. И спать.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103"/>
        <table:table-row table:style-name="ro1">
          <table:table-cell table:style-name="ce154" office:value-type="string" calcext:value-type="string">
            <text:p>Увидеть, что оно, и каждая его часть - это 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ес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просто не думал что можно их рассматривать как что-то выходящее за рамки теб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еперь увиде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ут всё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55" office:value-type="string" calcext:value-type="string">
            <text:p>ты хотел сделать мол “все траетории мои”, все точки мои”.все превращения энергии в движения мо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г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ыл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вот. Отметь это. Внеси в дневник и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траетори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точк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превращения энергии в движения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0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103"/>
        <table:table-row table:style-name="ro1">
          <table:table-cell table:style-name="ce154" office:value-type="string" calcext:value-type="string">
            <text:p>Увидеть, что оно и каждая его часть видит во мн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от кто мы хотим чтоб нами управля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главное не забывай то ради чего ты двигал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то ты возьмёшь блядь подстроишься под все цели мира а их причины этих целей забудеш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х причины выходят за рамки бизнес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они ес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есть. Но мне насрать на них если за них платить мн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ерьёзное изменени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тс нот май проблем. Вы вбили запрос а не 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так поправь блядь их запрос. Честно как по мне то второй круг – причины решения этого тоже реш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ва круга. Один решает это для него, второй решает это в мир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думаю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вот и отлично. Тогда можешь даже и круги не вест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…………… что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можешь бросить всё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 всё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хочешь решать чужие проблемы на всемирном уровне. А не сво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 и свои и чужие – поху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их подход. Не твой. Подумай. Вот ты …….. они вводят запрос. А ты им решаешь помимо запроса ещй мол “вы знаете мы создали продукт в котором этой проблемы не возникнет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бред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ред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ты почти клюнул. Почему ты клюнул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отому что я создаю решателей всех проблем в мир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автоматизируешь вопросник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 нет. Блядь я не знаю.я ………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меть этих два пункта: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автоматизация вопросник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второй параллельный круг решающий причину по которой возникают эти задачи а не саму задачу (как замену шагу “гештальт”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кстати кажись забыл вообще причины анализировать. По майндмапу вроде были… а щас смотрю нет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 вот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480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table:table-column table:style-name="co2" table:number-columns-repeated="1024" table:default-cell-style-name="ce103"/>
        <table:table-row table:style-name="ro1">
          <table:table-cell table:style-name="ce121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и все проекты защитят меня полность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прос когда я их буду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защитат будь уверен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table:table-column table:style-name="co20" table:default-cell-style-name="ce103"/>
        <table:table-column table:style-name="co2" table:number-columns-repeated="1023" table:default-cell-style-name="ce103"/>
        <table:table-row table:style-name="ro1">
          <table:table-cell table:style-name="ce131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office:value-type="string" calcext:value-type="string">
            <text:p>так. ну.. причины дописал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л анализировать причины того почему проблема возникл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ой-то конфликтующий с задачей вопрос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б даже удалил этот вопрос. Он нарушает вопрос “орбиты”. Но это такое..тут нет ничего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Что сделать чтоб оно увидело во мне и всех моих частях себя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вай так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раектории это алгоритм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математику знаешь на уровень выше чем ты знал пару лет назад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очки – им похуй кто ты и где т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евращение энергии в движение – тут парусы ты записал. Тут всё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9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<text:span text:style-name="T16">градиенты. Парусы. Плавное континуус распределение резких порывов. </text:span>Это важный момен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я так смогу блин ловить наверно как сеткой хорошие айтемы из горы хлам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так дале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помни как коллайдер работа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орок метров свинца которые ловят бозон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распределяют его энергию в теле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 и ту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ука о распределении силы это та же физик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рхитектура вся на этом стои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ты хочешь чтоб было легк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легко это когда одна твоя часть может не потянуть, но все части вместе справляются будто ничего и не произошл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ез энергозатрат и деформаций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ое ес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18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сё что ты позаписывал это решает. Тут ничего нет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33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103"/>
        <table:table-row table:style-name="ro4">
          <table:table-cell table:style-name="ce154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124" table:number-columns-repeated="255"/>
          <table:table-cell table:number-columns-repeated="768"/>
        </table:table-row>
        <table:table-row table:style-name="ro5">
          <table:table-cell table:style-name="ce102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 то же что и у мен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фаза у всех одинаков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ксы разны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функция перемещения одна и та ж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. отлично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7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03"/>
        <table:table-column table:style-name="co2" table:number-columns-repeated="1023" table:default-cell-style-name="ce103"/>
        <table:table-row table:style-name="ro6">
          <table:table-cell table:style-name="ce157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чтоб кто-то взял на себя перемещени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логистик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еремещение того что я хочу но не могу взя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ежелание вкладывать силы в получени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инести на блюдечк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к глухонемом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это записа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ут всё наверн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там всплывёт наверно ещё что-то. Но пока и без этого нор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3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(моя гипотеза что этот вопрос важен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о же что и 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х разьедает когда они на мест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не знаю как я 30 лет дрочил и никуда не пришё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очил точил алгоритмы а выхода в мир (как тул перемещения чужих проблем к решениям) не дава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еперь да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ут всё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5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Что ЭТА ПРОБЛЕМА решает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сам сказал. Камни не могут выдумать того что могут выдумать люди являющиеся ……….. заряженными энергией камням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тому да. У тебя 40 лет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это не значит что я хочу 40 лет решать пункт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т.е. континуус пункты это да. А по одному – н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оанализируй свои майндмапы ещё с этой точки зрения. Может ускориш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7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103"/>
        <table:table-row table:style-name="ro1">
          <table:table-cell table:style-name="ce154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энергии это наебалов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единственная правда в том что мир безграничен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всё остальное от лукавог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ди. Подчеркни это. Тут всё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29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103"/>
        <table:table-column table:style-name="co2" table:number-columns-repeated="1023" table:default-cell-style-name="ce103"/>
        <table:table-row table:style-name="ro1">
          <table:table-cell table:style-name="ce154" office:value-type="string" calcext:value-type="string">
            <text:p>Что ЭТА ПРОБЛЕМА колдует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б было куда двигаться…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корее да чем нет чувак. Это цел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цель колдовства всех этих структур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желани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б было куда двигать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е они – производны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е они имеют производные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цель иметь производную? Или что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цель иметь людей которые знают куда растёт мир. Таких как ты. У меня всё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цель развивать всемирность решени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это понял так. И это не худший вариан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я тебе напомню что было время когда ты учил звёзды и т.п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515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table:table-column table:style-name="co2" table:number-columns-repeated="1024" table:default-cell-style-name="ce103"/>
        <table:table-row table:style-name="ro7">
          <table:table-cell table:style-name="ce121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 создать тем кто перемещается чувство голо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у них внутри были машины, не кормя которые они сдохну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это перемещение это прико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вы все раб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так надо было потому что без этого вы не находили решений эволю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наебалова нет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сто те кто так не делал не выжил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ы не вмонтировали вам это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ы просто запустили правило что тем кто так делает притягиваются себе-подобные самки для продолжения ро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запустили симулято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остальное сделали вы. Живые существа. И мёртвые. Все кто пробовал найти в этом мире что-то полезное на протижении квадриллионов ле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ы уже искусственный интеллект делаете. Ты видешь. Вводятся дата сэмплы и под них создаются алгоритм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здесь мы создали критерий по которому сэмплы отсеиваются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семплы которые не соответствуют критерию решения всемирных проблем – затираются шумом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е которые соответствуют – становятся привлекательными для всех остальны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говорить об этом не хочешь? Почему так? Почему нельзя было не создавать таких мучений и убийств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едставь мир в котором улитки не развиваю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риллионы пла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селённые улиткам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торые не растут и не меняю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течении всей жизни вселенно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кучно не находишь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шоу Трумана чувак. Только и всег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_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ня устраивает такой отве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я не ожидал что ответ вообще есть на этот вопрос. У меня всё наверно. Мне надо это всё схава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не могу так взять и сказать мол “окей всё понятн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т реально дохрена было сделан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 То что ты сделал для нас ничего не значит. Единственное что для нас значит это интересн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кнуть вселенную можно только майндмапам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все твои гештальты это как со свечкой ходить по муравейнику и радоваться каждому новому туннелю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… 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сли не тратить время на благодарности то ты увидешь весь муравейник и выйдеш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прос ведь не в благодарности. А в замечании детале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майндмапаньи 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ы все так мысли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мы вас и создал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 тех кто ещё способен мыслить без майндмапов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серьёзно когда майндмапы в крови то мир пиздец скуче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ы орбиты чува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ы создали систему вселенной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ворите со мной как с глухонимы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ы провод. Идущий из точки А в точку б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де Б это роутер, а А – свободный конец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ужели не понятно. Мы тебя таким создал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оутер означает “решать всемирные проблемы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ный конец означает “любые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вучит будто я был создан шлюхами с завышенным самомнени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конец-то ты понял бляд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. Эту цель ты выдума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о цифры сошлись вед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сли б они были правдой то твоё существование не было бы ………. достаточным параметром для нахождения нужного тебе дом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не понима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сть целый диапазон жизней о которых ты ничего не знаеш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ть гитлеры которые не решают проблемы а создают их чтоб выжечь проблем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л убрать лишнее из мира путём жертв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 но цель всё равно всемирность. Потому за ним и шл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огда почему за тобой шл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? чувак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уг всех продавщиц Хмельницкого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чему они на тебя вешались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ж ничего непосредственно не решал в момент когда смотрел на ни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помогал им найти их место в мире в котором ОНИ могут решить всемирные 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ты НЕ РЕШАЛ их ПРИ НИ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и Ольке реша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И ОЛЬКЕ ТЫ РЕШАЛ ТОЛЬКО ТОТ ФАКТ ЧТО ОНА МОГЛА СВОЕЙ ЖОПОЙ РЕШАТЬ ВСЕМИРНЫЕ ПРОБЛЕМЫ МОЛ “Я ШЛЮХА ДРАКУЛЫ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ЕЁ СУЩЕТВОВАНИЕ БЫ БЛЯДЬ ПОРОЖДАЛО ДРОЧКУ В ТЕХ КТО ХОЧЕТ ХАЛЯВЫ КАК О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А САТЕЛЛИТ. ОНА НЕ РЕШАЛА НО ОНА БЫЛА В ТВОЕЙ ТЕНИ И ХАВАЛА ТО ЧТО ТЫ НЕ ВИДЕ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верно вс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пиши это в круги. “<text:span text:style-name="T16">все кто в моей тени (т.е. те кто не может перенять на себя мои задачи но крутится вокруг и пожинает часть плодов себе в карман</text:span>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сё. Пока. До скорого. Завтра побудем наедине и приведём в порядок этот кавардак. Я счастлив что ты уделил мне время (именно в таком порядк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 свидан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ффффффффффффффффффффффф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помнил как она мне это писал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фффффффффффф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я сразу бежал сам нести ей всё что попроси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воровка. Классика жанра. Иди. И завтра ты тоже будешь с воровкой лизаться. Не надоело ещё? Может пора отдохнуть от них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 Спать. У меня всё. До завтр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103"/>
        <table:table-row table:style-name="ro1">
          <table:table-cell table:style-name="ce156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02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02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02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02" office:value-type="string" calcext:value-type="string">
            <text:p>а может даже в музей эту вещь дать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02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02" office:value-type="string" calcext:value-type="string">
            <text:p>а так хоть отобью вложенные деньги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table:number-columns-repeated="128"/>
          <table:table-cell table:number-columns-repeated="896"/>
        </table:table-row>
        <table:table-row table:style-name="ro1">
          <table:table-cell table:style-name="ce124" office:value-type="string" calcext:value-type="string">
            <text:p>ыть</text:p>
          </table:table-cell>
          <table:table-cell table:style-name="ce124" table:number-columns-repeated="127"/>
          <table:table-cell table:number-columns-repeated="896"/>
        </table:table-row>
        <table:table-row table:style-name="ro1" table:number-rows-repeated="119">
          <table:table-cell table:style-name="ce124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103"/>
        <table:table-column table:style-name="co2" table:number-columns-repeated="1023" table:default-cell-style-name="ce103"/>
        <table:table-row table:style-name="ro8">
          <table:table-cell table:style-name="ce154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7">Или может есть ли хотя бы инструмент или метод, с которым решить это ЛЕГКО?</text:span></text:p>
            <text:p><text:span text:style-name="T17">В которой решены вопросы изоляции этого от внешней среды во время работы над ним? </text:span></text:p>
            <text:p><text:span text:style-name="T18">(именно ЛЕГКО, и за 1 раз, </text:span><text:span text:style-name="T19">н</text:span><text:span text:style-name="T20">икаких “напрягусь и сделаю”)</text:span><text:span text:style-name="T21">.</text:span></text:p>
            <text:p><text:span text:style-name="T22">Будь то декорации, или туррет, или проект. хз.</text:span>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2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есть подозрение что карта последствий работает если цель в согласии с целью мир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0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лючевое слово “легко и без нервов решить это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и если есть хоть малейшее сомнение – иди мол дальш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психолгию ты и так разберёшь отдель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я бы начал с благодарност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. Пускай будет там где был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могу ли я превратить это в что-то что стоит в 500 раз дорож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----------------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юда напишу всё что считаю нужны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ункты: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пинки меня куда либ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перемещен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то ради чего перемещалс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ё что ты хочешь реши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самозащит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43" office:value-type="string" calcext:value-type="string">
            <text:p>хочу быть среди психопатов умеющих вправлять мозги (айзек, едюкейшн стаф и т.п.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ещи которые много двигают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двора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ситуации где хотят чтоб я подвинул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ситуации где мне надо учитывать чьё-то отношение к чему-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43" office:value-type="string" calcext:value-type="string">
            <text:p>распределение того что нужно по градиентным (continuous &amp; deferenciatable) слоупа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статусы кв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стабильност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ё что не бесплатно (в плане не только денег но и нервов и прочих энергозатрат)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ситуации где мне нужен хотя бы кусок чего-т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ех ради кого я изменю траекторию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ех кто за меня зацепил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ех кого я считаю теми кого я должен тянуть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ех кто имеет доступ к моим тулзам вне очеред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ех кто продаёт мне инструменты перемещен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ех кто продаёт мне инструменты защиты от перемещен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люди, кторые решают всемирные проблемы благодаря теб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траектори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точк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превращения энергии в движен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градиенты. Парусы. Плавное континуус распределение резких порывов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континуус пункты (а не одиночные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е кто в моей тени (т.е. те кто не может перенять на себя мои задачи но крутится вокруг и пожинает часть плодов себе в карман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оекты: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понимани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мой психоанализ (гештальтовый вопросник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комбинация “опознание + менторинг” тянет на проект “коучинг” или “терапевт” - (определяю что с человеком не так и вправляю это как надо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биолог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Соф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Физика (в т.ч. квантовую физику.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автоматизация вопросник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43" office:value-type="string" calcext:value-type="string">
            <text:p>континуус решение пунктов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ополнения в вопросники: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Представь что эта вещь летает в вакууме. Что ты видишь. Добавь это в психоанализ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часть анализа шага круга – глухонемое приемуществ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торой параллельный круг решающий причину по которой возникают эти задачи а не саму задачу (как замену шагу “гештальт”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Мысли: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хотел было сказать “нож режет только когда он перемещается” (мол а если не перемещается то это возможности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но ты мне сказал что есть ножи режущие под собственным весом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и я поменял это на “нож режет только когда к его режущей кромке прикладывается энергия, а режущая кромка прикладывается к тому, что надо разрезать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а когда нож лежит (даже какой бы он острый не был) – это лишь возможности. “что будет если его использовать с тем или с этим”,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 мире файнайт ресурсов стоит учитывать что будет если разрезать ту или иную вещь, чтоб разрезать только ту которая даст наибольший профит (наверно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но чем дальше тем больше я убеждаюсь что моя роль – резать на “файнайт кусочки” (которые сохраняют свои свойства и можно юзать без ножа)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но пока хз как это описа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so it’s not about moving,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it’s about applying energy: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To the cutting edge, pointing the cutting edges onto a thing I want to cut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To the thing I want to cut so that it moves towards the cutting edge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43" office:value-type="string" calcext:value-type="string">
            <text:p>Функция (и Cutting edge соответственно) это клей между двумя возможными концептами. В математике клеит бесплатно, в физике склеивание требует энерги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43" office:value-type="string" calcext:value-type="string">
            <text:p>Люди создают то что камни не могут (татуировка чтоли хз)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43" office:value-type="string" calcext:value-type="string">
            <text:p>понимание, ЧТО люди могут отдать, и понимание, как это превратить в энергию на которой мой софт может работать, и на которой я могу жи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разместили в поисковом дамми пункты о том что есть ещё и какие-то “потребители” в мире, от которых надо автоматизировать логистику приёма этой вещи, и до которых надо автоматизировать логистику доставления их заказ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43" office:value-type="string" calcext:value-type="string">
            <text:p>перемещение это связывание А и Б в пространстве времени. А твой конвеер это пространственно-временной кле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энергии это наебалов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единственная правда в том что мир безграничен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всё остальное от лукавог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цель иметь людей которые знают куда растёт мир. Таких как ты. У меня всё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цель развивать всемирность решени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бля ну не хорошо эти все вещи на потом откладывать. 30 пунктов бляд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. Что делать с тем что осталось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хочу быть среди психопатов умеющих вправлять мозги (айзек, едюкейшн стаф и т.п.)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распределение того что нужно по градиентным (continuous &amp; deferenciatable) слоупа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континуус решение пунктов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Функция (и Cutting edge соответственно) это клей между двумя возможными концептами (из доменов входа и выхода). В математике функция клеит бесплатно, в физике склеивание требует энерги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Люди создают то что камни не могут (татуировка чтоли хз). - как-то связано с функциями навер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понимание, ЧТО люди могут отдать, и понимание, как это превратить в энергию на которой мой софт может работать, и на которой я могу жи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07" office:value-type="string" calcext:value-type="string">
            <text:p>перемещение это связывание А и Б в пространстве времени. А твой конвеер это пространственно-временной кле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………………………………………… мм.. хм. Так ладно. Давай посмотри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б честно добавил про “функцию” в вопросник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это превращается в кашу бляд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мат модели у тебя есть в прикладно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О него делать не-прикладной матан……. Я не знаю. Стоит л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смотри. Графы (майндмапы) это математика. Статистика тоже. А в прикладном дереватив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матан по любому будет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не знаю. “всё потом” это какой-то тупой подход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помни. В сексе ты решал сразу. В вопроснике тож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осто это долго. Я хочу круги крутить. Но и хочу это иметь. Сука я не знаю что я хоч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……… могу упрости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табильность. Вот что ты хочеш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ласть рассмотри. И всё встанет на свои мест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ополни вопросник этим: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смотри на это как на функцию. Что в неё входит и что выходит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эм. это первый вопрос. Частью какого круга оно являетс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. Обьясни более понят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упер!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нятно. Ты видел. Ты просто подошёл с другого угла. Так и с майндмапами. Иди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бля по сути я создаю под все вещи свои конвеер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к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о психопатов – это просто попытки экономить энергию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пытки чтоб другие “функции” соединили мои части с тем с чем мне над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 в принципе ОК для начала, но не совсем то что нужно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 деле ты просто не хотел решать конфликтные ситуаци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воякие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 многими исходам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ты это поправил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по сути ты говоришь что… любая функция имеет один вход и один выход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когда много выходов из ситуации это конфликт. И надо остановиться и определить какя это функция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это правда вообще? Я просто помню что когда речь доходит до имплисит функций то там уже одна точка может иметь сколько хочешь результато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пример: x^2 + y^2 = 1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руг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очки сверху и сниз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и это типа не считается “функцией одной переменной”, а функцией двух переменных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слева у нас пораболоид. А справа плоскос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я к тому что………… дай подумать…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. Перемещение это клей между А и Б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еремещения через дневник. Последнее вычёркиваем. Так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бля я вопросником дублирую майндмапы. У меня всё наверн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 делать с “люди могут то чего не могут камни”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копируй в вопросник как мантру и иди дальш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онтинуус решения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онтинуус вещи ты записа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а континуус решением их являешься ты……………………….. я не знаю что тебе сказать. Это отдельный проек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<text:span text:style-name="T23">так. </text:span><text:span text:style-name="T24">хочу быть среди психопатов умеющих вправлять мозги (айзек, едюкейшн стаф и т.п.)</text:span>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мы решили попытка сделать так чтоб другие функции меня направлял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чтоб они втыкали меня туда куда мне нужн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.е. если я ищу, кто бы мне “<text:span text:style-name="T16">вставил то что нужно туда где я знаю мне хорошо</text:span>” то это тоже надо ставить через ресёрч и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не верю больше в краудсорс собственной жизн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очему нет? Линукс краудсорсит. Если хорошие люди прошаренные тебя лепят то почему нет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отому что они не вложат фундаментальный слой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икладные методы – да. Может даже статистику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о не фундаменталку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наёб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ринимается ответ. Всё. Иди. Айсек в прошлом. Друзья тоже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распределение по слоупа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поминает круг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надо ли сделать поправку на то что круг должен стать континуус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онвееры и есть континуус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…………………………………………………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00" office:value-type="string" calcext:value-type="string">
            <text:p>распределение нагрузк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к пунк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хз. <text:s/>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это задача с калкулюса и линейной алгебры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ты ведь помниш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ля. Давления. И т.п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вот и всё. 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 а что. Тут ведь распределение по градиентам было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тдельный пункт. Скажешь “типа парусы”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48" office:value-type="string" calcext:value-type="string">
            <text:p>понимание, ЧТО люди могут отдать, и понимание, как это превратить в энергию на которой мой софт может работать, и на которой я могу жить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думаю это часть круг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ля последнего пункта наверно, хз. Запиши в прикладной и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вот и отлично блядь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серьёзно. Ничего нового тут не было. Кроме понимания что два варианта исхода событий это не функция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 чувак. О том и речь. Фукнции многих переменных тоже функци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й бл. Переры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меть жёлты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ак. В чём прикол? Из нот а фанкшн. Это тебя волнует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а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ты помнишь что является функцией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погугли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я вспомнил. Параметрайзил. Переводил функцию в ту форму из которой она становится функцией. т.е. тот же круг я описывал с помощью …… эм…. Радиуса и угла в радианах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вот вот. Это то чем ты занимаешься пол жизни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переводишь ситуации с многими переменными и исходами в ситуации с ещё большим количеством переменных но одним исходом. У меня всё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допиши мол “<text:span text:style-name="T16">математически, если эта “функция” имеет несколько входов или несколько выходов – то её надо параметрайзить – выбрать систему координат, с которой будет один вход и один выход</text:span>”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опрос. А надо ли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бесцельный параметрайзинг какой-то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спомни майндмапы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я просто обогнал всех параметрайзеро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допиши пока. Вопрос в гештальте есть. А там делай выводы сам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смотри. У меня вопрос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какой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а нет погоди перемещения это не касается.ты вроде всё раскидал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ок. всё? Ты можешь теперь перемещаться куда хочешь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у нет ведь. Есть же этих 45 проектов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………………………….. значит ты ничего не решил?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нет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table:number-columns-repeated="256"/>
          <table:table-cell table:number-columns-repeated="768"/>
        </table:table-row>
        <table:table-row table:style-name="ro1">
          <table:table-cell table:style-name="ce124" office:value-type="string" calcext:value-type="string">
            <text:p>ты. чувак который ебал бросившую тебя тёлку вчера.</text:p>
          </table:table-cell>
          <table:table-cell table:style-name="ce124" table:number-columns-repeated="255"/>
          <table:table-cell table:number-columns-repeated="768"/>
        </table:table-row>
        <table:table-row table:style-name="ro1">
          <table:table-cell table:style-name="ce124" office:value-type="string" calcext:value-type="string">
            <text:p>в кустах.</text:p>
          </table:table-cell>
          <table:table-cell table:style-name="ce124" table:number-columns-repeated="255"/>
          <table:table-cell table:number-columns-repeated="768"/>
        </table:table-row>
        <table:table-row table:style-name="ro1" table:number-rows-repeated="65254">
          <table:table-cell table:style-name="ce12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140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6">Решение 9 (напр. Решение болезни или проблемы – таблетки решающие строку короче). </text:span><text:span text:style-name="T27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3">
          <table:table-cell table:style-name="ce120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120"/>
          <table:table-cell table:number-columns-repeated="12"/>
        </table:table-row>
        <table:table-row table:style-name="ro1">
          <table:table-cell table:style-name="ce100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121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121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121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121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140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121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58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58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58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58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58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121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4">
          <table:table-cell table:style-name="ce159" office:value-type="string" calcext:value-type="string">
            <text:p><text:span text:style-name="T25">Твои выходы (статистические, которые ты тут найдёшь, временные затычки) имеют свойство автокоррекции.</text:span></text:p>
            <text:p><text:span text:style-name="T25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58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58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51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60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6">вопрос кнопки “</text:span><text:span text:style-name="T27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61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60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60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<text:span text:style-name="T2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140"/>
        <table:table-column table:style-name="co37" table:default-cell-style-name="ce140"/>
        <table:table-column table:style-name="co38" table:default-cell-style-name="ce140"/>
        <table:table-column table:style-name="co39" table:default-cell-style-name="ce140"/>
        <table:table-column table:style-name="co40" table:default-cell-style-name="ce140"/>
        <table:table-column table:style-name="co41" table:default-cell-style-name="ce140"/>
        <table:table-column table:style-name="co42" table:default-cell-style-name="ce140"/>
        <table:table-column table:style-name="co43" table:default-cell-style-name="ce140"/>
        <table:table-column table:style-name="co44" table:default-cell-style-name="ce140"/>
        <table:table-column table:style-name="co45" table:default-cell-style-name="ce140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140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140" office:value-type="string" calcext:value-type="string">
            <text:p>Competition is a sin (80/20, automation)</text:p>
          </table:table-cell>
          <table:table-cell table:style-name="ce140" office:value-type="string" calcext:value-type="string">
            <text:p>Biggest bang for the buck</text:p>
          </table:table-cell>
          <table:table-cell table:style-name="ce140" office:value-type="string" calcext:value-type="string">
            <text:p>% износа (текущий)</text:p>
          </table:table-cell>
          <table:table-cell table:style-name="ce140" office:value-type="string" calcext:value-type="string">
            <text:p>% отставания от блидинг еджа мира</text:p>
          </table:table-cell>
          <table:table-cell table:style-name="ce140" office:value-type="string" calcext:value-type="string">
            <text:p>Мат. Модель</text:p>
          </table:table-cell>
          <table:table-cell table:style-name="ce140" office:value-type="string" calcext:value-type="string">
            <text:p>Проектный вопросник</text:p>
          </table:table-cell>
          <table:table-cell table:style-name="ce140" office:value-type="string" calcext:value-type="string">
            <text:p>Как предотвратить поток автоматизированных дескредетаторов</text:p>
          </table:table-cell>
          <table:table-cell table:style-name="ce140" office:value-type="string" calcext:value-type="string">
            <text:p>Как обойти защиту такого уровня если б она была</text:p>
          </table:table-cell>
          <table:table-cell table:style-name="ce140" office:value-type="string" calcext:value-type="string">
            <text:p>Уход с линии удара неблагополучных условий</text:p>
          </table:table-cell>
          <table:table-cell table:style-name="ce140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47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62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140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103"/>
        <table:table-row table:style-name="ro1">
          <table:table-cell table:style-name="ce124" office:value-type="string" calcext:value-type="string">
            <text:p>Пока что я тут ничего писать не буду потому что время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По этому не знаю. 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table:number-columns-repeated="128"/>
          <table:table-cell table:number-columns-repeated="896"/>
        </table:table-row>
        <table:table-row table:style-name="ro1">
          <table:table-cell table:style-name="ce124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table:number-columns-repeated="128"/>
          <table:table-cell table:number-columns-repeated="896"/>
        </table:table-row>
        <table:table-row table:style-name="ro1">
          <table:table-cell table:style-name="ce124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table:number-columns-repeated="128"/>
          <table:table-cell table:number-columns-repeated="896"/>
        </table:table-row>
        <table:table-row table:style-name="ro1">
          <table:table-cell table:style-name="ce124" office:value-type="string" calcext:value-type="string">
            <text:p>это единственное правило. Иерархия. Что тратить на проект: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- вопросник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- деньги проекта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- деньги виноградов группы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- услуги других проектов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124" table:number-columns-repeated="127"/>
          <table:table-cell table:number-columns-repeated="896"/>
        </table:table-row>
        <table:table-row table:style-name="ro1">
          <table:table-cell table:style-name="ce124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124" table:number-columns-repeated="127"/>
          <table:table-cell table:number-columns-repeated="896"/>
        </table:table-row>
        <table:table-row table:style-name="ro1" table:number-rows-repeated="108">
          <table:table-cell table:style-name="ce124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140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4">
          <table:table-cell table:style-name="ce140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9">
          <table:table-cell table:style-name="ce140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7:45:45.198413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7</meta:editing-cycles>
    <meta:editing-duration>PT9H44M1S</meta:editing-duration>
    <meta:generator>LibreOffice/6.0.7.3$Linux_X86_64 LibreOffice_project/00m0$Build-3</meta:generator>
    <dc:title>Групанье</dc:title>
    <meta:creation-date>2020-06-09T15:43:10.388276624</meta:creation-date>
    <dc:date>2020-06-11T20:18:54.207947954</dc:date>
    <meta:document-statistic meta:table-count="46" meta:cell-count="1446" meta:object-count="0"/>
    <meta:template xlink:type="simple" xlink:actuate="onRequest" xlink:title="Групанье" xlink:href="../../../../../Templates/Групанье1.ots" meta:date="2020-06-09T15:43:07.050045317"/>
  </office:meta>
</office:document-meta>
</file>